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3.1307in"/>
    </style:style>
    <style:style style:name="co4" style:family="table-column">
      <style:table-column-properties fo:break-before="auto" style:column-width="1.8866in"/>
    </style:style>
    <style:style style:name="co5" style:family="table-column">
      <style:table-column-properties fo:break-before="auto" style:column-width="2.2083in"/>
    </style:style>
    <style:style style:name="co6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placesPatrolling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smallest map</text:p>
          </table:table-cell>
          <table:table-cell table:number-columns-repeated="7"/>
          <table:table-cell office:value-type="string" calcext:value-type="string">
            <text:p>mid size map</text:p>
          </table:table-cell>
          <table:table-cell table:number-columns-repeated="8"/>
          <table:table-cell office:value-type="string" calcext:value-type="string">
            <text:p>largest map</text:p>
          </table:table-cell>
          <table:table-cell table:number-columns-repeated="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number of robots</text:p>
          </table:table-cell>
          <table:table-cell/>
          <table:table-cell office:value-type="string" calcext:value-type="string">
            <text:p>average planning time</text:p>
          </table:table-cell>
          <table:table-cell office:value-type="string" calcext:value-type="string">
            <text:p>average optimization time</text:p>
          </table:table-cell>
          <table:table-cell office:value-type="string" calcext:value-type="string">
            <text:p>planned cost</text:p>
          </table:table-cell>
          <table:table-cell office:value-type="string" calcext:value-type="string">
            <text:p>actual cost</text:p>
          </table:table-cell>
          <table:table-cell table:number-columns-repeated="2"/>
          <table:table-cell office:value-type="string" calcext:value-type="string">
            <text:p>number of robots</text:p>
          </table:table-cell>
          <table:table-cell/>
          <table:table-cell office:value-type="string" calcext:value-type="string">
            <text:p>average planning time</text:p>
          </table:table-cell>
          <table:table-cell office:value-type="string" calcext:value-type="string">
            <text:p>average optimization time</text:p>
          </table:table-cell>
          <table:table-cell office:value-type="string" calcext:value-type="string">
            <text:p>planned cost</text:p>
          </table:table-cell>
          <table:table-cell office:value-type="string" calcext:value-type="string">
            <text:p>actual cost</text:p>
          </table:table-cell>
          <table:table-cell table:number-columns-repeated="3"/>
          <table:table-cell office:value-type="string" calcext:value-type="string">
            <text:p>number of robots</text:p>
          </table:table-cell>
          <table:table-cell/>
          <table:table-cell office:value-type="string" calcext:value-type="string">
            <text:p>average planning time</text:p>
          </table:table-cell>
          <table:table-cell office:value-type="string" calcext:value-type="string">
            <text:p>average optimization time</text:p>
          </table:table-cell>
          <table:table-cell office:value-type="string" calcext:value-type="string">
            <text:p>planned cost</text:p>
          </table:table-cell>
          <table:table-cell office:value-type="string" calcext:value-type="string">
            <text:p>actual cos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13.39" calcext:value-type="float">
            <text:p>13.39</text:p>
          </table:table-cell>
          <table:table-cell office:value-type="float" office:value="6.73" calcext:value-type="float">
            <text:p>6.73</text:p>
          </table:table-cell>
          <table:table-cell office:value-type="float" office:value="6.45" calcext:value-type="float">
            <text:p>6.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90.9" calcext:value-type="float">
            <text:p>90.9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46" calcext:value-type="float">
            <text:p>0.46</text:p>
          </table:table-cell>
          <table:table-cell office:value-type="float" office:value="3.51" calcext:value-type="float">
            <text:p>3.51</text:p>
          </table:table-cell>
          <table:table-cell office:value-type="float" office:value="3.15" calcext:value-type="float">
            <text:p>3.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.24060677777778" calcext:value-type="float">
            <text:p>1.2406067778</text:p>
          </table:table-cell>
          <table:table-cell office:value-type="float" office:value="27.2207637777778" calcext:value-type="float">
            <text:p>27.2207637778</text:p>
          </table:table-cell>
          <table:table-cell office:value-type="float" office:value="7.37777777777778" calcext:value-type="float">
            <text:p>7.3777777778</text:p>
          </table:table-cell>
          <table:table-cell office:value-type="float" office:value="6.26093579" calcext:value-type="float">
            <text:p>6.2609357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 office:value-type="float" office:value="3.06" calcext:value-type="float">
            <text:p>3.06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0.927928" calcext:value-type="float">
            <text:p>0.927928</text:p>
          </table:table-cell>
          <table:table-cell office:value-type="float" office:value="1.73538754444444" calcext:value-type="float">
            <text:p>1.7353875444</text:p>
          </table:table-cell>
          <table:table-cell office:value-type="float" office:value="6.15555555555556" calcext:value-type="float">
            <text:p>6.1555555556</text:p>
          </table:table-cell>
          <table:table-cell office:value-type="float" office:value="5.48696716626667" calcext:value-type="float">
            <text:p>5.486967166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49" calcext:value-type="float">
            <text:p>2.49</text:p>
          </table:table-cell>
          <table:table-cell office:value-type="float" office:value="83.24" calcext:value-type="float">
            <text:p>83.24</text:p>
          </table:table-cell>
          <table:table-cell office:value-type="float" office:value="9.13" calcext:value-type="float">
            <text:p>9.13</text:p>
          </table:table-cell>
          <table:table-cell office:value-type="float" office:value="7.32" calcext:value-type="float">
            <text:p>7.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48" calcext:value-type="float">
            <text:p>0.48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.695469444444445" calcext:value-type="float">
            <text:p>0.6954694444</text:p>
          </table:table-cell>
          <table:table-cell office:value-type="float" office:value="0.901181666666667" calcext:value-type="float">
            <text:p>0.9011816667</text:p>
          </table:table-cell>
          <table:table-cell office:value-type="float" office:value="4.57777777777778" calcext:value-type="float">
            <text:p>4.5777777778</text:p>
          </table:table-cell>
          <table:table-cell office:value-type="float" office:value="4.24205711816667" calcext:value-type="float">
            <text:p>4.242057118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1.48404966666667" calcext:value-type="float">
            <text:p>1.4840496667</text:p>
          </table:table-cell>
          <table:table-cell office:value-type="float" office:value="1.93104022222222" calcext:value-type="float">
            <text:p>1.9310402222</text:p>
          </table:table-cell>
          <table:table-cell office:value-type="float" office:value="5.75555555555556" calcext:value-type="float">
            <text:p>5.7555555556</text:p>
          </table:table-cell>
          <table:table-cell office:value-type="float" office:value="5.23417745695556" calcext:value-type="float">
            <text:p>5.23417745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39" calcext:value-type="float">
            <text:p>0.39</text:p>
          </table:table-cell>
          <table:table-cell office:value-type="float" office:value="2.02" calcext:value-type="float">
            <text:p>2.02</text:p>
          </table:table-cell>
          <table:table-cell office:value-type="float" office:value="2.12" calcext:value-type="float">
            <text:p>2.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.934082888888889" calcext:value-type="float">
            <text:p>0.9340828889</text:p>
          </table:table-cell>
          <table:table-cell office:value-type="float" office:value="1.25045788888889" calcext:value-type="float">
            <text:p>1.2504578889</text:p>
          </table:table-cell>
          <table:table-cell office:value-type="float" office:value="3.57777777777778" calcext:value-type="float">
            <text:p>3.5777777778</text:p>
          </table:table-cell>
          <table:table-cell office:value-type="float" office:value="3.7293604811" calcext:value-type="float">
            <text:p>3.72936048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.08495222222222" calcext:value-type="float">
            <text:p>1.0849522222</text:p>
          </table:table-cell>
          <table:table-cell office:value-type="float" office:value="1.91868411111111" calcext:value-type="float">
            <text:p>1.9186841111</text:p>
          </table:table-cell>
          <table:table-cell office:value-type="float" office:value="3.37777777777778" calcext:value-type="float">
            <text:p>3.3777777778</text:p>
          </table:table-cell>
          <table:table-cell office:value-type="float" office:value="3.40237469143333" calcext:value-type="float">
            <text:p>3.40237469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2.8448992" calcext:value-type="float">
            <text:p>2.8448992</text:p>
          </table:table-cell>
          <table:table-cell office:value-type="float" office:value="71.4659222" calcext:value-type="float">
            <text:p>71.4659222</text:p>
          </table:table-cell>
          <table:table-cell office:value-type="float" office:value="4.54" calcext:value-type="float">
            <text:p>4.54</text:p>
          </table:table-cell>
          <table:table-cell office:value-type="float" office:value="4.0867830515" calcext:value-type="float">
            <text:p>4.0867830515</text:p>
          </table:table-cell>
        </table:table-row>
        <table:table-row table:style-name="ro1">
          <table:table-cell office:value-type="string" calcext:value-type="string">
            <text:p>(problematic measurement)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/>
          <table:table-cell office:value-type="float" office:value="1.8233197" calcext:value-type="float">
            <text:p>1.8233197</text:p>
          </table:table-cell>
          <table:table-cell office:value-type="float" office:value="3.4650967" calcext:value-type="float">
            <text:p>3.4650967</text:p>
          </table:table-cell>
          <table:table-cell office:value-type="float" office:value="5.28" calcext:value-type="float">
            <text:p>5.28</text:p>
          </table:table-cell>
          <table:table-cell office:value-type="float" office:value="5.04316504599" calcext:value-type="float">
            <text:p>5.043165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09:39:57.488781203</meta:creation-date>
    <dc:date>2017-06-11T10:26:11.219559139</dc:date>
    <meta:editing-duration>PT44M17S</meta:editing-duration>
    <meta:editing-cycles>3</meta:editing-cycles>
    <meta:generator>LibreOffice/4.2.8.2$Linux_X86_64 LibreOffice_project/420m0$Build-2</meta:generator>
    <meta:document-statistic meta:table-count="1" meta:cell-count="115" meta:object-count="0"/>
  </office:meta>
</office:document-meta>
</file>